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9.36pt" svg:height="308.72pt" svg:x="433.59pt" svg:y="24.86pt">
            <loext:p draw:notify-on-update-of-ranges="Sheet1.A1:Sheet1.A1 Sheet1.A2:Sheet1.A62 Sheet1.B1:Sheet1.B1 Sheet1.B2:Sheet1.B62 Sheet1.C1:Sheet1.C1 Sheet1.C2:Sheet1.C62 Sheet1.D1:Sheet1.D1 Sheet1.D2:Sheet1.D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ycles:u – lfence</text:p>
          </table:table-cell>
          <table:table-cell office:value-type="string" calcext:value-type="string">
            <text:p>cycles:u – no lfence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6150" calcext:value-type="float">
            <text:p>13266150</text:p>
          </table:table-cell>
          <table:table-cell office:value-type="float" office:value="3003639" calcext:value-type="float">
            <text:p>3003639</text:p>
          </table:table-cell>
          <table:table-cell table:formula="of:=[.B2]-[.C2]" office:value-type="float" office:value="10262511" calcext:value-type="float">
            <text:p>10262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47279" calcext:value-type="float">
            <text:p>26047279</text:p>
          </table:table-cell>
          <table:table-cell office:value-type="float" office:value="15019248" calcext:value-type="float">
            <text:p>15019248</text:p>
          </table:table-cell>
          <table:table-cell table:formula="of:=[.B3]-[.C3]" office:value-type="float" office:value="11028031" calcext:value-type="float">
            <text:p>11028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65031" calcext:value-type="float">
            <text:p>42065031</text:p>
          </table:table-cell>
          <table:table-cell office:value-type="float" office:value="30048647" calcext:value-type="float">
            <text:p>30048647</text:p>
          </table:table-cell>
          <table:table-cell table:formula="of:=[.B4]-[.C4]" office:value-type="float" office:value="12016384" calcext:value-type="float">
            <text:p>12016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608553" calcext:value-type="float">
            <text:p>58608553</text:p>
          </table:table-cell>
          <table:table-cell office:value-type="float" office:value="45072127" calcext:value-type="float">
            <text:p>45072127</text:p>
          </table:table-cell>
          <table:table-cell table:formula="of:=[.B5]-[.C5]" office:value-type="float" office:value="13536426" calcext:value-type="float">
            <text:p>135364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104633" calcext:value-type="float">
            <text:p>75104633</text:p>
          </table:table-cell>
          <table:table-cell office:value-type="float" office:value="60097434" calcext:value-type="float">
            <text:p>60097434</text:p>
          </table:table-cell>
          <table:table-cell table:formula="of:=[.B6]-[.C6]" office:value-type="float" office:value="15007199" calcext:value-type="float">
            <text:p>150071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393813" calcext:value-type="float">
            <text:p>91393813</text:p>
          </table:table-cell>
          <table:table-cell office:value-type="float" office:value="75091768" calcext:value-type="float">
            <text:p>75091768</text:p>
          </table:table-cell>
          <table:table-cell table:formula="of:=[.B7]-[.C7]" office:value-type="float" office:value="16302045" calcext:value-type="float">
            <text:p>163020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899589" calcext:value-type="float">
            <text:p>107899589</text:p>
          </table:table-cell>
          <table:table-cell office:value-type="float" office:value="90126578" calcext:value-type="float">
            <text:p>90126578</text:p>
          </table:table-cell>
          <table:table-cell table:formula="of:=[.B8]-[.C8]" office:value-type="float" office:value="17773011" calcext:value-type="float">
            <text:p>177730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697055" calcext:value-type="float">
            <text:p>124697055</text:p>
          </table:table-cell>
          <table:table-cell office:value-type="float" office:value="105177195" calcext:value-type="float">
            <text:p>105177195</text:p>
          </table:table-cell>
          <table:table-cell table:formula="of:=[.B9]-[.C9]" office:value-type="float" office:value="19519860" calcext:value-type="float">
            <text:p>195198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234825" calcext:value-type="float">
            <text:p>140234825</text:p>
          </table:table-cell>
          <table:table-cell office:value-type="float" office:value="120192615" calcext:value-type="float">
            <text:p>120192615</text:p>
          </table:table-cell>
          <table:table-cell table:formula="of:=[.B10]-[.C10]" office:value-type="float" office:value="20042210" calcext:value-type="float">
            <text:p>200422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6909454" calcext:value-type="float">
            <text:p>156909454</text:p>
          </table:table-cell>
          <table:table-cell office:value-type="float" office:value="135202990" calcext:value-type="float">
            <text:p>135202990</text:p>
          </table:table-cell>
          <table:table-cell table:formula="of:=[.B11]-[.C11]" office:value-type="float" office:value="21706464" calcext:value-type="float">
            <text:p>217064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659127" calcext:value-type="float">
            <text:p>173659127</text:p>
          </table:table-cell>
          <table:table-cell office:value-type="float" office:value="150174921" calcext:value-type="float">
            <text:p>150174921</text:p>
          </table:table-cell>
          <table:table-cell table:formula="of:=[.B12]-[.C12]" office:value-type="float" office:value="23484206" calcext:value-type="float">
            <text:p>234842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5180093" calcext:value-type="float">
            <text:p>195180093</text:p>
          </table:table-cell>
          <table:table-cell office:value-type="float" office:value="165207799" calcext:value-type="float">
            <text:p>165207799</text:p>
          </table:table-cell>
          <table:table-cell table:formula="of:=[.B13]-[.C13]" office:value-type="float" office:value="29972294" calcext:value-type="float">
            <text:p>299722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3731087" calcext:value-type="float">
            <text:p>223731087</text:p>
          </table:table-cell>
          <table:table-cell office:value-type="float" office:value="180211198" calcext:value-type="float">
            <text:p>180211198</text:p>
          </table:table-cell>
          <table:table-cell table:formula="of:=[.B14]-[.C14]" office:value-type="float" office:value="43519889" calcext:value-type="float">
            <text:p>435198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2417932" calcext:value-type="float">
            <text:p>252417932</text:p>
          </table:table-cell>
          <table:table-cell office:value-type="float" office:value="195290401" calcext:value-type="float">
            <text:p>195290401</text:p>
          </table:table-cell>
          <table:table-cell table:formula="of:=[.B15]-[.C15]" office:value-type="float" office:value="57127531" calcext:value-type="float">
            <text:p>571275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2088108" calcext:value-type="float">
            <text:p>282088108</text:p>
          </table:table-cell>
          <table:table-cell office:value-type="float" office:value="210274844" calcext:value-type="float">
            <text:p>210274844</text:p>
          </table:table-cell>
          <table:table-cell table:formula="of:=[.B16]-[.C16]" office:value-type="float" office:value="71813264" calcext:value-type="float">
            <text:p>718132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933802" calcext:value-type="float">
            <text:p>315933802</text:p>
          </table:table-cell>
          <table:table-cell office:value-type="float" office:value="225511356" calcext:value-type="float">
            <text:p>225511356</text:p>
          </table:table-cell>
          <table:table-cell table:formula="of:=[.B17]-[.C17]" office:value-type="float" office:value="90422446" calcext:value-type="float">
            <text:p>904224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1813339" calcext:value-type="float">
            <text:p>341813339</text:p>
          </table:table-cell>
          <table:table-cell office:value-type="float" office:value="240670927" calcext:value-type="float">
            <text:p>240670927</text:p>
          </table:table-cell>
          <table:table-cell table:formula="of:=[.B18]-[.C18]" office:value-type="float" office:value="101142412" calcext:value-type="float">
            <text:p>1011424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3045559" calcext:value-type="float">
            <text:p>373045559</text:p>
          </table:table-cell>
          <table:table-cell office:value-type="float" office:value="255996957" calcext:value-type="float">
            <text:p>255996957</text:p>
          </table:table-cell>
          <table:table-cell table:formula="of:=[.B19]-[.C19]" office:value-type="float" office:value="117048602" calcext:value-type="float">
            <text:p>1170486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1911066" calcext:value-type="float">
            <text:p>401911066</text:p>
          </table:table-cell>
          <table:table-cell office:value-type="float" office:value="271725977" calcext:value-type="float">
            <text:p>271725977</text:p>
          </table:table-cell>
          <table:table-cell table:formula="of:=[.B20]-[.C20]" office:value-type="float" office:value="130185089" calcext:value-type="float">
            <text:p>1301850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2983248" calcext:value-type="float">
            <text:p>432983248</text:p>
          </table:table-cell>
          <table:table-cell office:value-type="float" office:value="291017033" calcext:value-type="float">
            <text:p>291017033</text:p>
          </table:table-cell>
          <table:table-cell table:formula="of:=[.B21]-[.C21]" office:value-type="float" office:value="141966215" calcext:value-type="float">
            <text:p>141966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3208071" calcext:value-type="float">
            <text:p>463208071</text:p>
          </table:table-cell>
          <table:table-cell office:value-type="float" office:value="309317521" calcext:value-type="float">
            <text:p>309317521</text:p>
          </table:table-cell>
          <table:table-cell table:formula="of:=[.B22]-[.C22]" office:value-type="float" office:value="153890550" calcext:value-type="float">
            <text:p>1538905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0736145" calcext:value-type="float">
            <text:p>490736145</text:p>
          </table:table-cell>
          <table:table-cell office:value-type="float" office:value="334433008" calcext:value-type="float">
            <text:p>334433008</text:p>
          </table:table-cell>
          <table:table-cell table:formula="of:=[.B23]-[.C23]" office:value-type="float" office:value="156303137" calcext:value-type="float">
            <text:p>156303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1371655" calcext:value-type="float">
            <text:p>521371655</text:p>
          </table:table-cell>
          <table:table-cell office:value-type="float" office:value="364661396" calcext:value-type="float">
            <text:p>364661396</text:p>
          </table:table-cell>
          <table:table-cell table:formula="of:=[.B24]-[.C24]" office:value-type="float" office:value="156710259" calcext:value-type="float">
            <text:p>1567102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3931771" calcext:value-type="float">
            <text:p>553931771</text:p>
          </table:table-cell>
          <table:table-cell office:value-type="float" office:value="394143612" calcext:value-type="float">
            <text:p>394143612</text:p>
          </table:table-cell>
          <table:table-cell table:formula="of:=[.B25]-[.C25]" office:value-type="float" office:value="159788159" calcext:value-type="float">
            <text:p>1597881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3393798" calcext:value-type="float">
            <text:p>583393798</text:p>
          </table:table-cell>
          <table:table-cell office:value-type="float" office:value="425209109" calcext:value-type="float">
            <text:p>425209109</text:p>
          </table:table-cell>
          <table:table-cell table:formula="of:=[.B26]-[.C26]" office:value-type="float" office:value="158184689" calcext:value-type="float">
            <text:p>1581846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11734306" calcext:value-type="float">
            <text:p>611734306</text:p>
          </table:table-cell>
          <table:table-cell office:value-type="float" office:value="454095676" calcext:value-type="float">
            <text:p>454095676</text:p>
          </table:table-cell>
          <table:table-cell table:formula="of:=[.B27]-[.C27]" office:value-type="float" office:value="157638630" calcext:value-type="float">
            <text:p>1576386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4891832" calcext:value-type="float">
            <text:p>644891832</text:p>
          </table:table-cell>
          <table:table-cell office:value-type="float" office:value="483365986" calcext:value-type="float">
            <text:p>483365986</text:p>
          </table:table-cell>
          <table:table-cell table:formula="of:=[.B28]-[.C28]" office:value-type="float" office:value="161525846" calcext:value-type="float">
            <text:p>1615258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2555150" calcext:value-type="float">
            <text:p>672555150</text:p>
          </table:table-cell>
          <table:table-cell office:value-type="float" office:value="513386722" calcext:value-type="float">
            <text:p>513386722</text:p>
          </table:table-cell>
          <table:table-cell table:formula="of:=[.B29]-[.C29]" office:value-type="float" office:value="159168428" calcext:value-type="float">
            <text:p>1591684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3307735" calcext:value-type="float">
            <text:p>703307735</text:p>
          </table:table-cell>
          <table:table-cell office:value-type="float" office:value="543791423" calcext:value-type="float">
            <text:p>543791423</text:p>
          </table:table-cell>
          <table:table-cell table:formula="of:=[.B30]-[.C30]" office:value-type="float" office:value="159516312" calcext:value-type="float">
            <text:p>1595163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1723650" calcext:value-type="float">
            <text:p>731723650</text:p>
          </table:table-cell>
          <table:table-cell office:value-type="float" office:value="578154167" calcext:value-type="float">
            <text:p>578154167</text:p>
          </table:table-cell>
          <table:table-cell table:formula="of:=[.B31]-[.C31]" office:value-type="float" office:value="153569483" calcext:value-type="float">
            <text:p>153569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1708545" calcext:value-type="float">
            <text:p>761708545</text:p>
          </table:table-cell>
          <table:table-cell office:value-type="float" office:value="603620121" calcext:value-type="float">
            <text:p>603620121</text:p>
          </table:table-cell>
          <table:table-cell table:formula="of:=[.B32]-[.C32]" office:value-type="float" office:value="158088424" calcext:value-type="float">
            <text:p>1580884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90274794" calcext:value-type="float">
            <text:p>790274794</text:p>
          </table:table-cell>
          <table:table-cell office:value-type="float" office:value="633460780" calcext:value-type="float">
            <text:p>633460780</text:p>
          </table:table-cell>
          <table:table-cell table:formula="of:=[.B33]-[.C33]" office:value-type="float" office:value="156814014" calcext:value-type="float">
            <text:p>1568140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9777727" calcext:value-type="float">
            <text:p>819777727</text:p>
          </table:table-cell>
          <table:table-cell office:value-type="float" office:value="664384157" calcext:value-type="float">
            <text:p>664384157</text:p>
          </table:table-cell>
          <table:table-cell table:formula="of:=[.B34]-[.C34]" office:value-type="float" office:value="155393570" calcext:value-type="float">
            <text:p>1553935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51917922" calcext:value-type="float">
            <text:p>851917922</text:p>
          </table:table-cell>
          <table:table-cell office:value-type="float" office:value="693462972" calcext:value-type="float">
            <text:p>693462972</text:p>
          </table:table-cell>
          <table:table-cell table:formula="of:=[.B35]-[.C35]" office:value-type="float" office:value="158454950" calcext:value-type="float">
            <text:p>1584549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81384462" calcext:value-type="float">
            <text:p>881384462</text:p>
          </table:table-cell>
          <table:table-cell office:value-type="float" office:value="723729139" calcext:value-type="float">
            <text:p>723729139</text:p>
          </table:table-cell>
          <table:table-cell table:formula="of:=[.B36]-[.C36]" office:value-type="float" office:value="157655323" calcext:value-type="float">
            <text:p>1576553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11561774" calcext:value-type="float">
            <text:p>911561774</text:p>
          </table:table-cell>
          <table:table-cell office:value-type="float" office:value="753278457" calcext:value-type="float">
            <text:p>753278457</text:p>
          </table:table-cell>
          <table:table-cell table:formula="of:=[.B37]-[.C37]" office:value-type="float" office:value="158283317" calcext:value-type="float">
            <text:p>1582833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2700099" calcext:value-type="float">
            <text:p>942700099</text:p>
          </table:table-cell>
          <table:table-cell office:value-type="float" office:value="783397676" calcext:value-type="float">
            <text:p>783397676</text:p>
          </table:table-cell>
          <table:table-cell table:formula="of:=[.B38]-[.C38]" office:value-type="float" office:value="159302423" calcext:value-type="float">
            <text:p>1593024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73232134" calcext:value-type="float">
            <text:p>973232134</text:p>
          </table:table-cell>
          <table:table-cell office:value-type="float" office:value="814929835" calcext:value-type="float">
            <text:p>814929835</text:p>
          </table:table-cell>
          <table:table-cell table:formula="of:=[.B39]-[.C39]" office:value-type="float" office:value="158302299" calcext:value-type="float">
            <text:p>1583022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3619973" calcext:value-type="float">
            <text:p>1003619973</text:p>
          </table:table-cell>
          <table:table-cell office:value-type="float" office:value="848641646" calcext:value-type="float">
            <text:p>848641646</text:p>
          </table:table-cell>
          <table:table-cell table:formula="of:=[.B40]-[.C40]" office:value-type="float" office:value="154978327" calcext:value-type="float">
            <text:p>1549783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5266387" calcext:value-type="float">
            <text:p>1035266387</text:p>
          </table:table-cell>
          <table:table-cell office:value-type="float" office:value="878638995" calcext:value-type="float">
            <text:p>878638995</text:p>
          </table:table-cell>
          <table:table-cell table:formula="of:=[.B41]-[.C41]" office:value-type="float" office:value="156627392" calcext:value-type="float">
            <text:p>156627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2184925" calcext:value-type="float">
            <text:p>1062184925</text:p>
          </table:table-cell>
          <table:table-cell office:value-type="float" office:value="903848988" calcext:value-type="float">
            <text:p>903848988</text:p>
          </table:table-cell>
          <table:table-cell table:formula="of:=[.B42]-[.C42]" office:value-type="float" office:value="158335937" calcext:value-type="float">
            <text:p>1583359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93578267" calcext:value-type="float">
            <text:p>1093578267</text:p>
          </table:table-cell>
          <table:table-cell office:value-type="float" office:value="933581571" calcext:value-type="float">
            <text:p>933581571</text:p>
          </table:table-cell>
          <table:table-cell table:formula="of:=[.B43]-[.C43]" office:value-type="float" office:value="159996696" calcext:value-type="float">
            <text:p>1599966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19624393" calcext:value-type="float">
            <text:p>1119624393</text:p>
          </table:table-cell>
          <table:table-cell office:value-type="float" office:value="963681371" calcext:value-type="float">
            <text:p>963681371</text:p>
          </table:table-cell>
          <table:table-cell table:formula="of:=[.B44]-[.C44]" office:value-type="float" office:value="155943022" calcext:value-type="float">
            <text:p>1559430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51064767" calcext:value-type="float">
            <text:p>1151064767</text:p>
          </table:table-cell>
          <table:table-cell office:value-type="float" office:value="993543221" calcext:value-type="float">
            <text:p>993543221</text:p>
          </table:table-cell>
          <table:table-cell table:formula="of:=[.B45]-[.C45]" office:value-type="float" office:value="157521546" calcext:value-type="float">
            <text:p>1575215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4145554" calcext:value-type="float">
            <text:p>1184145554</text:p>
          </table:table-cell>
          <table:table-cell office:value-type="float" office:value="1023726431" calcext:value-type="float">
            <text:p>1023726431</text:p>
          </table:table-cell>
          <table:table-cell table:formula="of:=[.B46]-[.C46]" office:value-type="float" office:value="160419123" calcext:value-type="float">
            <text:p>1604191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10798119" calcext:value-type="float">
            <text:p>1210798119</text:p>
          </table:table-cell>
          <table:table-cell office:value-type="float" office:value="1053876267" calcext:value-type="float">
            <text:p>1053876267</text:p>
          </table:table-cell>
          <table:table-cell table:formula="of:=[.B47]-[.C47]" office:value-type="float" office:value="156921852" calcext:value-type="float">
            <text:p>1569218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41931849" calcext:value-type="float">
            <text:p>1241931849</text:p>
          </table:table-cell>
          <table:table-cell office:value-type="float" office:value="1083854526" calcext:value-type="float">
            <text:p>1083854526</text:p>
          </table:table-cell>
          <table:table-cell table:formula="of:=[.B48]-[.C48]" office:value-type="float" office:value="158077323" calcext:value-type="float">
            <text:p>1580773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71568490" calcext:value-type="float">
            <text:p>1271568490</text:p>
          </table:table-cell>
          <table:table-cell office:value-type="float" office:value="1113900408" calcext:value-type="float">
            <text:p>1113900408</text:p>
          </table:table-cell>
          <table:table-cell table:formula="of:=[.B49]-[.C49]" office:value-type="float" office:value="157668082" calcext:value-type="float">
            <text:p>1576680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1508098" calcext:value-type="float">
            <text:p>1301508098</text:p>
          </table:table-cell>
          <table:table-cell office:value-type="float" office:value="1143807697" calcext:value-type="float">
            <text:p>1143807697</text:p>
          </table:table-cell>
          <table:table-cell table:formula="of:=[.B50]-[.C50]" office:value-type="float" office:value="157700401" calcext:value-type="float">
            <text:p>1577004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2607174" calcext:value-type="float">
            <text:p>1332607174</text:p>
          </table:table-cell>
          <table:table-cell office:value-type="float" office:value="1173728861" calcext:value-type="float">
            <text:p>1173728861</text:p>
          </table:table-cell>
          <table:table-cell table:formula="of:=[.B51]-[.C51]" office:value-type="float" office:value="158878313" calcext:value-type="float">
            <text:p>1588783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63209867" calcext:value-type="float">
            <text:p>1363209867</text:p>
          </table:table-cell>
          <table:table-cell office:value-type="float" office:value="1203733345" calcext:value-type="float">
            <text:p>1203733345</text:p>
          </table:table-cell>
          <table:table-cell table:formula="of:=[.B52]-[.C52]" office:value-type="float" office:value="159476522" calcext:value-type="float">
            <text:p>1594765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93828983" calcext:value-type="float">
            <text:p>1393828983</text:p>
          </table:table-cell>
          <table:table-cell office:value-type="float" office:value="1233694331" calcext:value-type="float">
            <text:p>1233694331</text:p>
          </table:table-cell>
          <table:table-cell table:formula="of:=[.B53]-[.C53]" office:value-type="float" office:value="160134652" calcext:value-type="float">
            <text:p>1601346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2001082" calcext:value-type="float">
            <text:p>1422001082</text:p>
          </table:table-cell>
          <table:table-cell office:value-type="float" office:value="1263793165" calcext:value-type="float">
            <text:p>1263793165</text:p>
          </table:table-cell>
          <table:table-cell table:formula="of:=[.B54]-[.C54]" office:value-type="float" office:value="158207917" calcext:value-type="float">
            <text:p>1582079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2000013" calcext:value-type="float">
            <text:p>1452000013</text:p>
          </table:table-cell>
          <table:table-cell office:value-type="float" office:value="1293751600" calcext:value-type="float">
            <text:p>1293751600</text:p>
          </table:table-cell>
          <table:table-cell table:formula="of:=[.B55]-[.C55]" office:value-type="float" office:value="158248413" calcext:value-type="float">
            <text:p>1582484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84274485" calcext:value-type="float">
            <text:p>1484274485</text:p>
          </table:table-cell>
          <table:table-cell office:value-type="float" office:value="1324025243" calcext:value-type="float">
            <text:p>1324025243</text:p>
          </table:table-cell>
          <table:table-cell table:formula="of:=[.B56]-[.C56]" office:value-type="float" office:value="160249242" calcext:value-type="float">
            <text:p>1602492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11223303" calcext:value-type="float">
            <text:p>1511223303</text:p>
          </table:table-cell>
          <table:table-cell office:value-type="float" office:value="1353730141" calcext:value-type="float">
            <text:p>1353730141</text:p>
          </table:table-cell>
          <table:table-cell table:formula="of:=[.B57]-[.C57]" office:value-type="float" office:value="157493162" calcext:value-type="float">
            <text:p>1574931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43852788" calcext:value-type="float">
            <text:p>1543852788</text:p>
          </table:table-cell>
          <table:table-cell office:value-type="float" office:value="1384150522" calcext:value-type="float">
            <text:p>1384150522</text:p>
          </table:table-cell>
          <table:table-cell table:formula="of:=[.B58]-[.C58]" office:value-type="float" office:value="159702266" calcext:value-type="float">
            <text:p>15970226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73485146" calcext:value-type="float">
            <text:p>1573485146</text:p>
          </table:table-cell>
          <table:table-cell office:value-type="float" office:value="1415215574" calcext:value-type="float">
            <text:p>1415215574</text:p>
          </table:table-cell>
          <table:table-cell table:formula="of:=[.B59]-[.C59]" office:value-type="float" office:value="158269572" calcext:value-type="float">
            <text:p>1582695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04721104" calcext:value-type="float">
            <text:p>1604721104</text:p>
          </table:table-cell>
          <table:table-cell office:value-type="float" office:value="1444073589" calcext:value-type="float">
            <text:p>1444073589</text:p>
          </table:table-cell>
          <table:table-cell table:formula="of:=[.B60]-[.C60]" office:value-type="float" office:value="160647515" calcext:value-type="float">
            <text:p>1606475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33675916" calcext:value-type="float">
            <text:p>1633675916</text:p>
          </table:table-cell>
          <table:table-cell office:value-type="float" office:value="1474057764" calcext:value-type="float">
            <text:p>1474057764</text:p>
          </table:table-cell>
          <table:table-cell table:formula="of:=[.B61]-[.C61]" office:value-type="float" office:value="159618152" calcext:value-type="float">
            <text:p>1596181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68008926" calcext:value-type="float">
            <text:p>1668008926</text:p>
          </table:table-cell>
          <table:table-cell office:value-type="float" office:value="1503918759" calcext:value-type="float">
            <text:p>1503918759</text:p>
          </table:table-cell>
          <table:table-cell table:formula="of:=[.B62]-[.C62]" office:value-type="float" office:value="164090167" calcext:value-type="float">
            <text:p>164090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1:39:27.835599017</meta:creation-date>
    <dc:date>2018-08-25T11:50:19.703314807</dc:date>
    <meta:editing-duration>PT31S</meta:editing-duration>
    <meta:editing-cycles>1</meta:editing-cycles>
    <meta:document-statistic meta:table-count="1" meta:cell-count="248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3cm" svg:height="10.892cm" xlink:href=".." xlink:type="simple" chart:class="chart:bar" chart:style-name="ch1">
        <chart:legend chart:legend-position="end" svg:x="14.472cm" svg:y="4.649cm" style:legend-expansion="high" chart:style-name="ch2"/>
        <chart:plot-area chart:style-name="ch3" table:cell-range-address="Sheet1.A1:Sheet1.D62" chart:data-source-has-labels="both" svg:x="0.366cm" svg:y="0.217cm" svg:width="13.74cm" svg:height="10.458cm">
          <chartooo:coordinate-region svg:x="2.284cm" svg:y="0.338cm" svg:width="11.593cm" svg:height="9.334cm"/>
          <chart:axis chart:dimension="x" chart:name="primary-x" chart:style-name="ch4" chartooo:axis-type="auto">
            <chartooo:date-scale/>
            <chart:categories table:cell-range-address="Sheet1.A2:Sheet1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2" chart:label-cell-address="Sheet1.B1:Sheet1.B1" chart:class="chart:bar">
            <chart:data-point chart:repeated="61"/>
          </chart:series>
          <chart:series chart:style-name="ch8" chart:values-cell-range-address="Sheet1.C2:Sheet1.C62" chart:label-cell-address="Sheet1.C1:Sheet1.C1" chart:class="chart:bar">
            <chart:data-point chart:repeated="61"/>
          </chart:series>
          <chart:series chart:style-name="ch9" chart:values-cell-range-address="Sheet1.D2:Sheet1.D62" chart:label-cell-address="Sheet1.D1:Sheet1.D1" chart:class="chart:ba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:u – lfence</text:p>
                <draw:g>
                  <svg:desc>Sheet1.B1:Sheet1.B1</svg:desc>
                </draw:g>
              </table:table-cell>
              <table:table-cell office:value-type="string">
                <text:p>cycles:u – no lfence</text:p>
                <draw:g>
                  <svg:desc>Sheet1.C1:Sheet1.C1</svg:desc>
                </draw:g>
              </table:table-cell>
              <table:table-cell office:value-type="string">
                <text:p>del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62</svg:desc>
                </draw:g>
              </table:table-cell>
              <table:table-cell office:value-type="float" office:value="13266150">
                <text:p>13266150</text:p>
                <draw:g>
                  <svg:desc>Sheet1.B2:Sheet1.B62</svg:desc>
                </draw:g>
              </table:table-cell>
              <table:table-cell office:value-type="float" office:value="3003639">
                <text:p>3003639</text:p>
                <draw:g>
                  <svg:desc>Sheet1.C2:Sheet1.C62</svg:desc>
                </draw:g>
              </table:table-cell>
              <table:table-cell office:value-type="float" office:value="10262511">
                <text:p>10262511</text:p>
                <draw:g>
                  <svg:desc>Sheet1.D2:Sheet1.D6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047279">
                <text:p>26047279</text:p>
              </table:table-cell>
              <table:table-cell office:value-type="float" office:value="15019248">
                <text:p>15019248</text:p>
              </table:table-cell>
              <table:table-cell office:value-type="float" office:value="11028031">
                <text:p>110280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065031">
                <text:p>42065031</text:p>
              </table:table-cell>
              <table:table-cell office:value-type="float" office:value="30048647">
                <text:p>30048647</text:p>
              </table:table-cell>
              <table:table-cell office:value-type="float" office:value="12016384">
                <text:p>120163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8608553">
                <text:p>58608553</text:p>
              </table:table-cell>
              <table:table-cell office:value-type="float" office:value="45072127">
                <text:p>45072127</text:p>
              </table:table-cell>
              <table:table-cell office:value-type="float" office:value="13536426">
                <text:p>135364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104633">
                <text:p>75104633</text:p>
              </table:table-cell>
              <table:table-cell office:value-type="float" office:value="60097434">
                <text:p>60097434</text:p>
              </table:table-cell>
              <table:table-cell office:value-type="float" office:value="15007199">
                <text:p>150071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1393813">
                <text:p>91393813</text:p>
              </table:table-cell>
              <table:table-cell office:value-type="float" office:value="75091768">
                <text:p>75091768</text:p>
              </table:table-cell>
              <table:table-cell office:value-type="float" office:value="16302045">
                <text:p>163020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7899589">
                <text:p>107899589</text:p>
              </table:table-cell>
              <table:table-cell office:value-type="float" office:value="90126578">
                <text:p>90126578</text:p>
              </table:table-cell>
              <table:table-cell office:value-type="float" office:value="17773011">
                <text:p>177730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4697055">
                <text:p>124697055</text:p>
              </table:table-cell>
              <table:table-cell office:value-type="float" office:value="105177195">
                <text:p>105177195</text:p>
              </table:table-cell>
              <table:table-cell office:value-type="float" office:value="19519860">
                <text:p>195198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0234825">
                <text:p>140234825</text:p>
              </table:table-cell>
              <table:table-cell office:value-type="float" office:value="120192615">
                <text:p>120192615</text:p>
              </table:table-cell>
              <table:table-cell office:value-type="float" office:value="20042210">
                <text:p>2004221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6909454">
                <text:p>156909454</text:p>
              </table:table-cell>
              <table:table-cell office:value-type="float" office:value="135202990">
                <text:p>135202990</text:p>
              </table:table-cell>
              <table:table-cell office:value-type="float" office:value="21706464">
                <text:p>217064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3659127">
                <text:p>173659127</text:p>
              </table:table-cell>
              <table:table-cell office:value-type="float" office:value="150174921">
                <text:p>150174921</text:p>
              </table:table-cell>
              <table:table-cell office:value-type="float" office:value="23484206">
                <text:p>234842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95180093">
                <text:p>195180093</text:p>
              </table:table-cell>
              <table:table-cell office:value-type="float" office:value="165207799">
                <text:p>165207799</text:p>
              </table:table-cell>
              <table:table-cell office:value-type="float" office:value="29972294">
                <text:p>299722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3731087">
                <text:p>223731087</text:p>
              </table:table-cell>
              <table:table-cell office:value-type="float" office:value="180211198">
                <text:p>180211198</text:p>
              </table:table-cell>
              <table:table-cell office:value-type="float" office:value="43519889">
                <text:p>4351988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2417932">
                <text:p>252417932</text:p>
              </table:table-cell>
              <table:table-cell office:value-type="float" office:value="195290401">
                <text:p>195290401</text:p>
              </table:table-cell>
              <table:table-cell office:value-type="float" office:value="57127531">
                <text:p>571275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2088108">
                <text:p>282088108</text:p>
              </table:table-cell>
              <table:table-cell office:value-type="float" office:value="210274844">
                <text:p>210274844</text:p>
              </table:table-cell>
              <table:table-cell office:value-type="float" office:value="71813264">
                <text:p>718132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15933802">
                <text:p>315933802</text:p>
              </table:table-cell>
              <table:table-cell office:value-type="float" office:value="225511356">
                <text:p>225511356</text:p>
              </table:table-cell>
              <table:table-cell office:value-type="float" office:value="90422446">
                <text:p>904224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1813339">
                <text:p>341813339</text:p>
              </table:table-cell>
              <table:table-cell office:value-type="float" office:value="240670927">
                <text:p>240670927</text:p>
              </table:table-cell>
              <table:table-cell office:value-type="float" office:value="101142412">
                <text:p>1011424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73045559">
                <text:p>373045559</text:p>
              </table:table-cell>
              <table:table-cell office:value-type="float" office:value="255996957">
                <text:p>255996957</text:p>
              </table:table-cell>
              <table:table-cell office:value-type="float" office:value="117048602">
                <text:p>1170486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1911066">
                <text:p>401911066</text:p>
              </table:table-cell>
              <table:table-cell office:value-type="float" office:value="271725977">
                <text:p>271725977</text:p>
              </table:table-cell>
              <table:table-cell office:value-type="float" office:value="130185089">
                <text:p>1301850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32983248">
                <text:p>432983248</text:p>
              </table:table-cell>
              <table:table-cell office:value-type="float" office:value="291017033">
                <text:p>291017033</text:p>
              </table:table-cell>
              <table:table-cell office:value-type="float" office:value="141966215">
                <text:p>141966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63208071">
                <text:p>463208071</text:p>
              </table:table-cell>
              <table:table-cell office:value-type="float" office:value="309317521">
                <text:p>309317521</text:p>
              </table:table-cell>
              <table:table-cell office:value-type="float" office:value="153890550">
                <text:p>15389055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90736145">
                <text:p>490736145</text:p>
              </table:table-cell>
              <table:table-cell office:value-type="float" office:value="334433008">
                <text:p>334433008</text:p>
              </table:table-cell>
              <table:table-cell office:value-type="float" office:value="156303137">
                <text:p>1563031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21371655">
                <text:p>521371655</text:p>
              </table:table-cell>
              <table:table-cell office:value-type="float" office:value="364661396">
                <text:p>364661396</text:p>
              </table:table-cell>
              <table:table-cell office:value-type="float" office:value="156710259">
                <text:p>1567102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53931771">
                <text:p>553931771</text:p>
              </table:table-cell>
              <table:table-cell office:value-type="float" office:value="394143612">
                <text:p>394143612</text:p>
              </table:table-cell>
              <table:table-cell office:value-type="float" office:value="159788159">
                <text:p>1597881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83393798">
                <text:p>583393798</text:p>
              </table:table-cell>
              <table:table-cell office:value-type="float" office:value="425209109">
                <text:p>425209109</text:p>
              </table:table-cell>
              <table:table-cell office:value-type="float" office:value="158184689">
                <text:p>1581846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11734306">
                <text:p>611734306</text:p>
              </table:table-cell>
              <table:table-cell office:value-type="float" office:value="454095676">
                <text:p>454095676</text:p>
              </table:table-cell>
              <table:table-cell office:value-type="float" office:value="157638630">
                <text:p>15763863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44891832">
                <text:p>644891832</text:p>
              </table:table-cell>
              <table:table-cell office:value-type="float" office:value="483365986">
                <text:p>483365986</text:p>
              </table:table-cell>
              <table:table-cell office:value-type="float" office:value="161525846">
                <text:p>16152584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672555150">
                <text:p>672555150</text:p>
              </table:table-cell>
              <table:table-cell office:value-type="float" office:value="513386722">
                <text:p>513386722</text:p>
              </table:table-cell>
              <table:table-cell office:value-type="float" office:value="159168428">
                <text:p>1591684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3307735">
                <text:p>703307735</text:p>
              </table:table-cell>
              <table:table-cell office:value-type="float" office:value="543791423">
                <text:p>543791423</text:p>
              </table:table-cell>
              <table:table-cell office:value-type="float" office:value="159516312">
                <text:p>15951631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31723650">
                <text:p>731723650</text:p>
              </table:table-cell>
              <table:table-cell office:value-type="float" office:value="578154167">
                <text:p>578154167</text:p>
              </table:table-cell>
              <table:table-cell office:value-type="float" office:value="153569483">
                <text:p>1535694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61708545">
                <text:p>761708545</text:p>
              </table:table-cell>
              <table:table-cell office:value-type="float" office:value="603620121">
                <text:p>603620121</text:p>
              </table:table-cell>
              <table:table-cell office:value-type="float" office:value="158088424">
                <text:p>15808842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90274794">
                <text:p>790274794</text:p>
              </table:table-cell>
              <table:table-cell office:value-type="float" office:value="633460780">
                <text:p>633460780</text:p>
              </table:table-cell>
              <table:table-cell office:value-type="float" office:value="156814014">
                <text:p>1568140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19777727">
                <text:p>819777727</text:p>
              </table:table-cell>
              <table:table-cell office:value-type="float" office:value="664384157">
                <text:p>664384157</text:p>
              </table:table-cell>
              <table:table-cell office:value-type="float" office:value="155393570">
                <text:p>15539357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51917922">
                <text:p>851917922</text:p>
              </table:table-cell>
              <table:table-cell office:value-type="float" office:value="693462972">
                <text:p>693462972</text:p>
              </table:table-cell>
              <table:table-cell office:value-type="float" office:value="158454950">
                <text:p>15845495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81384462">
                <text:p>881384462</text:p>
              </table:table-cell>
              <table:table-cell office:value-type="float" office:value="723729139">
                <text:p>723729139</text:p>
              </table:table-cell>
              <table:table-cell office:value-type="float" office:value="157655323">
                <text:p>15765532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911561774">
                <text:p>911561774</text:p>
              </table:table-cell>
              <table:table-cell office:value-type="float" office:value="753278457">
                <text:p>753278457</text:p>
              </table:table-cell>
              <table:table-cell office:value-type="float" office:value="158283317">
                <text:p>15828331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42700099">
                <text:p>942700099</text:p>
              </table:table-cell>
              <table:table-cell office:value-type="float" office:value="783397676">
                <text:p>783397676</text:p>
              </table:table-cell>
              <table:table-cell office:value-type="float" office:value="159302423">
                <text:p>15930242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973232134">
                <text:p>973232134</text:p>
              </table:table-cell>
              <table:table-cell office:value-type="float" office:value="814929835">
                <text:p>814929835</text:p>
              </table:table-cell>
              <table:table-cell office:value-type="float" office:value="158302299">
                <text:p>1583022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03619973">
                <text:p>1003619973</text:p>
              </table:table-cell>
              <table:table-cell office:value-type="float" office:value="848641646">
                <text:p>848641646</text:p>
              </table:table-cell>
              <table:table-cell office:value-type="float" office:value="154978327">
                <text:p>15497832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35266387">
                <text:p>1035266387</text:p>
              </table:table-cell>
              <table:table-cell office:value-type="float" office:value="878638995">
                <text:p>878638995</text:p>
              </table:table-cell>
              <table:table-cell office:value-type="float" office:value="156627392">
                <text:p>156627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2184925">
                <text:p>1062184925</text:p>
              </table:table-cell>
              <table:table-cell office:value-type="float" office:value="903848988">
                <text:p>903848988</text:p>
              </table:table-cell>
              <table:table-cell office:value-type="float" office:value="158335937">
                <text:p>15833593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93578267">
                <text:p>1093578267</text:p>
              </table:table-cell>
              <table:table-cell office:value-type="float" office:value="933581571">
                <text:p>933581571</text:p>
              </table:table-cell>
              <table:table-cell office:value-type="float" office:value="159996696">
                <text:p>159996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19624393">
                <text:p>1119624393</text:p>
              </table:table-cell>
              <table:table-cell office:value-type="float" office:value="963681371">
                <text:p>963681371</text:p>
              </table:table-cell>
              <table:table-cell office:value-type="float" office:value="155943022">
                <text:p>15594302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51064767">
                <text:p>1151064767</text:p>
              </table:table-cell>
              <table:table-cell office:value-type="float" office:value="993543221">
                <text:p>993543221</text:p>
              </table:table-cell>
              <table:table-cell office:value-type="float" office:value="157521546">
                <text:p>15752154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84145554">
                <text:p>1184145554</text:p>
              </table:table-cell>
              <table:table-cell office:value-type="float" office:value="1023726431">
                <text:p>1023726431</text:p>
              </table:table-cell>
              <table:table-cell office:value-type="float" office:value="160419123">
                <text:p>1604191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10798119">
                <text:p>1210798119</text:p>
              </table:table-cell>
              <table:table-cell office:value-type="float" office:value="1053876267">
                <text:p>1053876267</text:p>
              </table:table-cell>
              <table:table-cell office:value-type="float" office:value="156921852">
                <text:p>15692185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41931849">
                <text:p>1241931849</text:p>
              </table:table-cell>
              <table:table-cell office:value-type="float" office:value="1083854526">
                <text:p>1083854526</text:p>
              </table:table-cell>
              <table:table-cell office:value-type="float" office:value="158077323">
                <text:p>15807732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271568490">
                <text:p>1271568490</text:p>
              </table:table-cell>
              <table:table-cell office:value-type="float" office:value="1113900408">
                <text:p>1113900408</text:p>
              </table:table-cell>
              <table:table-cell office:value-type="float" office:value="157668082">
                <text:p>1576680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01508098">
                <text:p>1301508098</text:p>
              </table:table-cell>
              <table:table-cell office:value-type="float" office:value="1143807697">
                <text:p>1143807697</text:p>
              </table:table-cell>
              <table:table-cell office:value-type="float" office:value="157700401">
                <text:p>15770040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332607174">
                <text:p>1332607174</text:p>
              </table:table-cell>
              <table:table-cell office:value-type="float" office:value="1173728861">
                <text:p>1173728861</text:p>
              </table:table-cell>
              <table:table-cell office:value-type="float" office:value="158878313">
                <text:p>15887831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63209867">
                <text:p>1363209867</text:p>
              </table:table-cell>
              <table:table-cell office:value-type="float" office:value="1203733345">
                <text:p>1203733345</text:p>
              </table:table-cell>
              <table:table-cell office:value-type="float" office:value="159476522">
                <text:p>15947652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393828983">
                <text:p>1393828983</text:p>
              </table:table-cell>
              <table:table-cell office:value-type="float" office:value="1233694331">
                <text:p>1233694331</text:p>
              </table:table-cell>
              <table:table-cell office:value-type="float" office:value="160134652">
                <text:p>1601346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22001082">
                <text:p>1422001082</text:p>
              </table:table-cell>
              <table:table-cell office:value-type="float" office:value="1263793165">
                <text:p>1263793165</text:p>
              </table:table-cell>
              <table:table-cell office:value-type="float" office:value="158207917">
                <text:p>15820791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452000013">
                <text:p>1452000013</text:p>
              </table:table-cell>
              <table:table-cell office:value-type="float" office:value="1293751600">
                <text:p>1293751600</text:p>
              </table:table-cell>
              <table:table-cell office:value-type="float" office:value="158248413">
                <text:p>15824841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484274485">
                <text:p>1484274485</text:p>
              </table:table-cell>
              <table:table-cell office:value-type="float" office:value="1324025243">
                <text:p>1324025243</text:p>
              </table:table-cell>
              <table:table-cell office:value-type="float" office:value="160249242">
                <text:p>16024924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511223303">
                <text:p>1511223303</text:p>
              </table:table-cell>
              <table:table-cell office:value-type="float" office:value="1353730141">
                <text:p>1353730141</text:p>
              </table:table-cell>
              <table:table-cell office:value-type="float" office:value="157493162">
                <text:p>1574931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43852788">
                <text:p>1543852788</text:p>
              </table:table-cell>
              <table:table-cell office:value-type="float" office:value="1384150522">
                <text:p>1384150522</text:p>
              </table:table-cell>
              <table:table-cell office:value-type="float" office:value="159702266">
                <text:p>15970226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73485146">
                <text:p>1573485146</text:p>
              </table:table-cell>
              <table:table-cell office:value-type="float" office:value="1415215574">
                <text:p>1415215574</text:p>
              </table:table-cell>
              <table:table-cell office:value-type="float" office:value="158269572">
                <text:p>1582695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604721104">
                <text:p>1604721104</text:p>
              </table:table-cell>
              <table:table-cell office:value-type="float" office:value="1444073589">
                <text:p>1444073589</text:p>
              </table:table-cell>
              <table:table-cell office:value-type="float" office:value="160647515">
                <text:p>1606475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633675916">
                <text:p>1633675916</text:p>
              </table:table-cell>
              <table:table-cell office:value-type="float" office:value="1474057764">
                <text:p>1474057764</text:p>
              </table:table-cell>
              <table:table-cell office:value-type="float" office:value="159618152">
                <text:p>1596181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68008926">
                <text:p>1668008926</text:p>
              </table:table-cell>
              <table:table-cell office:value-type="float" office:value="1503918759">
                <text:p>1503918759</text:p>
              </table:table-cell>
              <table:table-cell office:value-type="float" office:value="164090167">
                <text:p>164090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